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3.22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number-columns-repeated="6"/>
        </table:table-row>
        <table:table-row table:style-name="ro3">
          <table:table-cell table:style-name="ce1" office:value-type="string">
            <text:p>f</text:p>
          </table:table-cell>
          <table:table-cell table:style-name="ce1" office:value-type="string">
            <text:p>diccionar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ype</text:p>
          </table:table-cell>
          <table:table-cell/>
          <table:table-cell table:style-name="ce1" office:value-type="string">
            <text:p>CCI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AFINN111</text:p>
          </table:table-cell>
          <table:table-cell office:value-type="string">
            <text:p>nu-0.3-prob</text:p>
          </table:table-cell>
          <table:table-cell office:value-type="string">
            <text:p>All 5-fold</text:p>
          </table:table-cell>
          <table:table-cell/>
          <table:table-cell table:style-name="ce3" office:value-type="float" office:value="66.158">
            <text:p>66,16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AFINN111</text:p>
          </table:table-cell>
          <table:table-cell office:value-type="string">
            <text:p>nu-0.35-prob</text:p>
          </table:table-cell>
          <table:table-cell office:value-type="string">
            <text:p>All 5-fold</text:p>
          </table:table-cell>
          <table:table-cell/>
          <table:table-cell table:style-name="ce3" office:value-type="float" office:value="67.49">
            <text:p>67,49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AFINN111</text:p>
          </table:table-cell>
          <table:table-cell office:value-type="string">
            <text:p>nu-0.35-prob-nomali</text:p>
          </table:table-cell>
          <table:table-cell office:value-type="string">
            <text:p>All 5-fold</text:p>
          </table:table-cell>
          <table:table-cell/>
          <table:table-cell table:style-name="ce3" office:value-type="float" office:value="65.57">
            <text:p>65,57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AFINN111</text:p>
          </table:table-cell>
          <table:table-cell office:value-type="string">
            <text:p>nu-0.4-prob</text:p>
          </table:table-cell>
          <table:table-cell office:value-type="string">
            <text:p>All 5-fold</text:p>
          </table:table-cell>
          <table:table-cell/>
          <table:table-cell table:style-name="ce3" office:value-type="float" office:value="68.364">
            <text:p>68,36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AFINN111</text:p>
          </table:table-cell>
          <table:table-cell office:value-type="string">
            <text:p>nu-0.45-prob</text:p>
          </table:table-cell>
          <table:table-cell office:value-type="string">
            <text:p>All 5-fold</text:p>
          </table:table-cell>
          <table:table-cell/>
          <table:table-cell table:style-name="ce4" office:value-type="float" office:value="68.44">
            <text:p>68,44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AFINN111</text:p>
          </table:table-cell>
          <table:table-cell office:value-type="string">
            <text:p>nu-0.5-prob</text:p>
          </table:table-cell>
          <table:table-cell office:value-type="string">
            <text:p>All 5-fold</text:p>
          </table:table-cell>
          <table:table-cell/>
          <table:table-cell table:style-name="ce3" office:value-type="float" office:value="65.06">
            <text:p>65,06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LIU</text:p>
          </table:table-cell>
          <table:table-cell office:value-type="string">
            <text:p>nu-0.45-prob</text:p>
          </table:table-cell>
          <table:table-cell office:value-type="string">
            <text:p>All 5-fold</text:p>
          </table:table-cell>
          <table:table-cell/>
          <table:table-cell table:style-name="ce4" office:value-type="float" office:value="68.27">
            <text:p>68,27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OPINION</text:p>
          </table:table-cell>
          <table:table-cell office:value-type="string">
            <text:p>nu-0.45-prob</text:p>
          </table:table-cell>
          <table:table-cell office:value-type="string">
            <text:p>All 5-fold</text:p>
          </table:table-cell>
          <table:table-cell/>
          <table:table-cell table:style-name="ce4" office:value-type="float" office:value="67.93">
            <text:p>67,93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ALL</text:p>
          </table:table-cell>
          <table:table-cell office:value-type="string">
            <text:p>nu-0.45-prob</text:p>
          </table:table-cell>
          <table:table-cell office:value-type="string">
            <text:p>All 5-fold</text:p>
          </table:table-cell>
          <table:table-cell/>
          <table:table-cell table:style-name="ce4" office:value-type="float" office:value="68.33">
            <text:p>68,33</text:p>
          </table:table-cell>
        </table:table-row>
        <table:table-row table:style-name="ro2" table:number-rows-repeated="2">
          <table:table-cell table:style-name="ce2"/>
          <table:table-cell table:number-columns-repeated="5"/>
        </table:table-row>
        <table:table-row table:style-name="ro3">
          <table:table-cell table:style-name="ce2"/>
          <table:table-cell office:value-type="string">
            <text:p>alllexicon_joined_porter_CMU_bilemma_training.arff</text:p>
          </table:table-cell>
          <table:table-cell office:value-type="string">
            <text:p>nu-0.45-prob</text:p>
          </table:table-cell>
          <table:table-cell office:value-type="string">
            <text:p>All 5-fold</text:p>
          </table:table-cell>
          <table:table-cell/>
          <table:table-cell office:value-type="float" office:value="67.37">
            <text:p>67,37</text:p>
          </table:table-cell>
        </table:table-row>
        <table:table-row table:style-name="ro3">
          <table:table-cell table:style-name="ce2"/>
          <table:table-cell office:value-type="string">
            <text:p>afinn_joined_porter_CMU_training.arff</text:p>
          </table:table-cell>
          <table:table-cell office:value-type="string">
            <text:p>nu-0.45-prob</text:p>
          </table:table-cell>
          <table:table-cell office:value-type="string">
            <text:p>All 5-fold</text:p>
          </table:table-cell>
          <table:table-cell/>
          <table:table-cell office:value-type="float" office:value="67.58">
            <text:p>67,58</text:p>
          </table:table-cell>
        </table:table-row>
        <table:table-row table:style-name="ro5">
          <table:table-cell/>
          <table:table-cell office:value-type="string">
            <text:p>afinn_joined_porter_CMU_training.arff</text:p>
          </table:table-cell>
          <table:table-cell office:value-type="string">
            <text:p>nu-0.45-prob</text:p>
          </table:table-cell>
          <table:table-cell office:value-type="string">
            <text:p>All 5-fold</text:p>
          </table:table-cell>
          <table:table-cell/>
          <table:table-cell office:value-type="float" office:value="67.58">
            <text:p>67,58</text:p>
          </table:table-cell>
        </table:table-row>
        <table:table-row table:style-name="ro5">
          <table:table-cell/>
          <table:table-cell office:value-type="string">
            <text:p>kk_joined_porter_CMU_training.arff</text:p>
          </table:table-cell>
          <table:table-cell office:value-type="string">
            <text:p>nu-0.45-prob</text:p>
          </table:table-cell>
          <table:table-cell office:value-type="string">
            <text:p>All 5-fold</text:p>
          </table:table-cell>
          <table:table-cell/>
          <table:table-cell office:value-type="float" office:value="66.63">
            <text:p>66,63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5">
          <table:table-cell/>
          <table:table-cell office:value-type="string">
            <text:p>afinn_joined_CMU_training.arff</text:p>
          </table:table-cell>
          <table:table-cell office:value-type="string">
            <text:p>nu-0.45-prob</text:p>
          </table:table-cell>
          <table:table-cell office:value-type="string">
            <text:p>All 5-fold</text:p>
          </table:table-cell>
          <table:table-cell/>
          <table:table-cell office:value-type="float" office:value="67.83">
            <text:p>67,83</text:p>
          </table:table-cell>
        </table:table-row>
        <table:table-row table:style-name="ro2" table:number-rows-repeated="10485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ull2" table:style-name="ta1">
        <table:table-column table:style-name="co2" table:default-cell-style-name="Default"/>
        <table:table-row table:style-name="ro4">
          <table:table-cell/>
        </table:table-row>
      </table:table>
      <table:table table:name="Full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Hurtado</meta:initial-creator>
    <meta:creation-date>2014-03-25T18:06:00</meta:creation-date>
    <dc:date>2014-03-26T17:45:26</dc:date>
    <dc:creator>Lluís Hurtado</dc:creator>
    <meta:editing-duration>PT15H41M7S</meta:editing-duration>
    <meta:editing-cycles>12</meta:editing-cycles>
    <meta:generator>LibreOffice/3.5$Linux_X86_64 LibreOffice_project/350m1$Build-2</meta:generator>
    <meta:document-statistic meta:table-count="3" meta:cell-count="70" meta:object-count="0"/>
  </office:meta>
</office:document-meta>
</file>